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afad2" draw:textarea-horizontal-align="justify" draw:textarea-vertical-align="middle" draw:auto-grow-height="false" fo:min-height="0.75cm" fo:min-width="4.7cm"/>
    </style:style>
    <style:style style:name="gr2" style:family="graphic" style:parent-style-name="standard">
      <style:graphic-properties draw:fill-color="#fafad2" draw:textarea-horizontal-align="justify" draw:textarea-vertical-align="middle" draw:auto-grow-height="false" fo:min-height="0.479cm" fo:min-width="5.9cm"/>
    </style:style>
    <style:style style:name="gr3" style:family="graphic" style:parent-style-name="standard">
      <style:graphic-properties svg:stroke-width="0.028cm" svg:stroke-color="#000000" draw:marker-start-width="0.242cm" draw:marker-end="Arrow_20_concave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-color="#e0ffff" draw:textarea-horizontal-align="justify" draw:textarea-vertical-align="middle" draw:auto-grow-height="false" fo:min-height="1.15cm" fo:min-width="10.3cm"/>
    </style:style>
    <style:style style:name="gr5" style:family="graphic" style:parent-style-name="standard">
      <style:graphic-properties draw:fill-color="#fafad2" draw:textarea-horizontal-align="justify" draw:textarea-vertical-align="middle" draw:auto-grow-height="false" fo:min-height="0.479cm" fo:min-width="7.6cm"/>
    </style:style>
    <style:style style:name="gr6" style:family="graphic" style:parent-style-name="standard">
      <style:graphic-properties svg:stroke-width="0.035cm" svg:stroke-color="#000000" draw:marker-start-width="0.252cm" draw:marker-end="Arrow_20_concave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e0ffff" draw:textarea-horizontal-align="justify" draw:textarea-vertical-align="middle" draw:auto-grow-height="false" fo:min-height="3.15cm" fo:min-width="10.3cm"/>
    </style:style>
    <style:style style:name="gr8" style:family="graphic" style:parent-style-name="standard">
      <style:graphic-properties draw:fill-color="#fafad2" draw:textarea-horizontal-align="justify" draw:textarea-vertical-align="middle" draw:auto-grow-height="false" fo:min-height="1.55cm" fo:min-width="12.7cm"/>
    </style:style>
    <style:style style:name="gr9" style:family="graphic" style:parent-style-name="standard">
      <style:graphic-properties draw:fill-color="#98fb98" draw:textarea-horizontal-align="justify" draw:textarea-vertical-align="middle" draw:auto-grow-height="false" fo:min-height="0.479cm" fo:min-width="10.3cm"/>
    </style:style>
    <style:style style:name="gr10" style:family="graphic" style:parent-style-name="standard">
      <style:graphic-properties draw:stroke="dash" draw:stroke-dash="Fine_20_Dashed" svg:stroke-width="0.035cm" svg:stroke-color="#00008b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e0ffff" draw:textarea-horizontal-align="justify" draw:textarea-vertical-align="middle" draw:auto-grow-height="false" fo:min-height="1.75cm" fo:min-width="1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-color="#fafad2"/>
      <style:paragraph-properties fo:text-align="center"/>
      <style:text-properties style:font-name="Liberation Serif"/>
    </style:style>
    <style:style style:name="P3" style:family="paragraph">
      <loext:graphic-properties draw:fill-color="#fafad2"/>
      <style:paragraph-properties fo:text-align="center"/>
      <style:text-properties style:font-name="Liberation Serif" fo:font-size="16pt" style:font-size-asian="16pt" style:font-size-complex="1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e0ffff"/>
      <style:paragraph-properties fo:text-align="center"/>
      <style:text-properties style:font-name="Liberation Serif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98fb98"/>
      <style:paragraph-properties fo:text-align="center"/>
      <style:text-properties style:font-name="Liberation Serif" fo:font-size="16pt" style:font-size-asian="16pt" style:font-size-complex="16pt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cd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2cm" svg:height="1cm" svg:x="0.8cm" svg:y="2.6cm">
          <text:p text:style-name="P1">powerup_CCD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4cm" svg:height="0.729cm" svg:x="4.6cm" svg:y="5.471cm">
          <text:p text:style-name="P1"><text:span text:style-name="T1">power_step (clk rail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4cm" svg:height="0.729cm" svg:x="4.6cm" svg:y="4.5cm">
          <text:p text:style-name="P1"><text:span text:style-name="T1">power_step (bia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4cm" svg:height="0.729cm" svg:x="4.6cm" svg:y="6.4cm">
          <text:p text:style-name="P1"><text:span text:style-name="T1">power_step (clk currents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4cm" svg:y1="3.6cm" svg:x2="4.6cm" svg:y2="4.864cm" draw:start-shape="id1" draw:start-glue-point="2" draw:end-shape="id2" draw:end-glue-point="3" svg:d="M3400 3600v1264h1200" svg:viewBox="0 0 1201 1265">
          <text:p/>
        </draw:connector>
        <draw:connector draw:style-name="gr3" draw:text-style-name="P4" draw:layer="layout" svg:x1="3.4cm" svg:y1="3.6cm" svg:x2="4.6cm" svg:y2="5.835cm" draw:start-shape="id1" draw:start-glue-point="2" draw:end-shape="id3" draw:end-glue-point="3" svg:d="M3400 3600v2235h1200" svg:viewBox="0 0 1201 2236">
          <text:p/>
        </draw:connector>
        <draw:connector draw:style-name="gr3" draw:text-style-name="P4" draw:layer="layout" svg:x1="3.4cm" svg:y1="3.6cm" svg:x2="4.6cm" svg:y2="6.764cm" draw:start-shape="id1" draw:start-glue-point="2" draw:end-shape="id4" draw:end-glue-point="3" svg:d="M3400 3600v3164h1200" svg:viewBox="0 0 1201 3165">
          <text:p/>
        </draw:connector>
        <draw:custom-shape draw:style-name="gr4" draw:text-style-name="P5" xml:id="id8" draw:id="id8" draw:layer="layout" svg:width="10.8cm" svg:height="1.4cm" svg:x="6cm" svg:y="0.4cm">
          <text:p text:style-name="P1"><text:span text:style-name="T1">power_step (</text:span><text:span text:style-name="T2">dict{name,value}, comment</text:span><text:span text:style-name="T1">)</text:span></text:p>
          <text:p text:style-name="P1"><text:span text:style-name="T1">or power_step(</text:span><text:span text:style-name="T2">odile.config[“field”]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8.1cm" svg:height="0.729cm" svg:x="12.4cm" svg:y="4.5cm">
          <text:p text:style-name="P1"><text:span text:style-name="T1">odile.allcabac.</text:span><text:span text:style-name="T3">set_params</text:span><text:span text:style-name="T1">(bias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cm" svg:y1="4.864cm" svg:x2="12.4cm" svg:y2="4.864cm" draw:start-shape="id2" draw:start-glue-point="1" draw:end-shape="id5" draw:end-glue-point="3" svg:d="M11000 4864h1400" svg:viewBox="0 0 1401 1">
          <text:p/>
        </draw:connector>
        <draw:custom-shape draw:style-name="gr7" draw:text-style-name="P5" xml:id="id7" draw:id="id7" draw:layer="layout" svg:width="10.8cm" svg:height="3.4cm" svg:x="17cm" svg:y="0.4cm">
          <text:p text:style-name="P1"><text:span text:style-name="T1">set_params(dictionary):</text:span></text:p>
          <text:p text:style-name="P1"><text:span text:style-name="T1">Basically it translates the information with the </text:span><text:span text:style-name="T1"><text:line-break/></text:span><text:span text:style-name="T1">cabac mapping (due to the 4 cabacs) and <text:s/>then</text:span><text:span text:style-name="T1"><text:line-break/></text:span><text:span text:style-name="T1">does simply </text:span><text:span text:style-name="T4">__setitem__</text:span><text:span text:style-name="T1"> as it is defined in</text:span><text:span text:style-name="T1"><text:line-break/></text:span><text:span text:style-name="T1">MultiCABA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13.2cm" svg:height="1.8cm" svg:x="12.6cm" svg:y="6.4cm">
          <text:p text:style-name="P1"><text:span text:style-name="T1">De-mapping &amp; </text:span><text:span text:style-name="T4">__setitem__</text:span><text:span text:style-name="T1"> in CABAC using: </text:span><text:span text:style-name="T1"><text:line-break/></text:span><text:span text:style-name="T1">odile.allcabac.cabacs[</text:span><text:span text:style-name="T2">cabacnum</text:span><text:span text:style-name="T1">][</text:span><text:span text:style-name="T2">cabacparam</text:span><text:span text:style-name="T1">]=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6.45cm" svg:y1="5.229cm" svg:x2="19.2cm" svg:y2="6.4cm" draw:start-shape="id5" draw:start-glue-point="2" draw:end-shape="id6" draw:end-glue-point="0" svg:d="M16450 5229v585h2750v586" svg:viewBox="0 0 2751 1172">
          <text:p/>
        </draw:connector>
        <draw:custom-shape draw:style-name="gr9" draw:text-style-name="P7" draw:layer="layout" svg:width="10.8cm" svg:height="0.729cm" svg:x="1.2cm" svg:y="11.2cm">
          <text:p text:style-name="P1"><text:span text:style-name="T1">check_safety(param, value) in cabac.p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22.4cm" svg:y1="3.8cm" svg:x2="25.8cm" svg:y2="7.3cm" draw:start-shape="id7" draw:start-glue-point="2" draw:end-shape="id6" draw:end-glue-point="1" svg:d="M22400 3800v1300h3901v2200h-501" svg:viewBox="0 0 3902 3501">
          <text:p/>
        </draw:connector>
        <draw:connector draw:style-name="gr10" draw:text-style-name="P6" draw:layer="layout" svg:x1="7.8cm" svg:y1="4.5cm" svg:x2="11.4cm" svg:y2="1.8cm" draw:start-shape="id2" draw:start-glue-point="0" draw:end-shape="id8" draw:end-glue-point="2" svg:d="M7800 4500v-1350h3600v-1350" svg:viewBox="0 0 3601 2701">
          <text:p/>
        </draw:connector>
        <draw:custom-shape draw:style-name="gr11" draw:text-style-name="P5" draw:layer="layout" svg:width="10.8cm" svg:height="2cm" svg:x="14.8cm" svg:y="10.2cm">
          <text:p text:style-name="P1"><text:span text:style-name="T1">For biases and clock_rails, the conversion</text:span><text:span text:style-name="T1"><text:line-break/></text:span><text:span text:style-name="T1">from volts to DAC values is done with </text:span><text:span text:style-name="T1"><text:line-break/></text:span><text:span text:style-name="T5">cabac.format_dat_valu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0.8cm" svg:height="2cm" svg:x="14.8cm" svg:y="12.4cm">
          <text:p text:style-name="P1"><text:span text:style-name="T1">For the moment there is nothing</text:span><text:span text:style-name="T1"><text:line-break/></text:span><text:span text:style-name="T1">equivalent for the rise and fall tim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1:23:02.267310043</meta:creation-date>
    <dc:date>2020-09-08T16:17:39.247790317</dc:date>
    <meta:editing-duration>PT1H56M9S</meta:editing-duration>
    <meta:editing-cycles>1</meta:editing-cycles>
    <meta:document-statistic meta:object-count="41"/>
    <meta:generator>LibreOffice/6.1.4.2$MacOSX_X86_64 LibreOffice_project/9d0f32d1f0b509096fd65e0d4bec26ddd1938fd3</meta:generator>
  </office:meta>
</office:document-meta>
</file>